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icrosoft YaHei" svg:font-family="'Microsoft YaHei'" style:font-pitch="variable"/>
    <style:font-face style:name="OpenSymbol" svg:font-family="OpenSymbol" style:font-charset="x-symbol"/>
    <style:font-face style:name="OpenSymbol1" svg:font-family="OpenSymbol, 'Arial Unicode MS'" style:font-pitch="variable"/>
    <style:font-face style:name="OpenSymbol2" svg:font-family="OpenSymbol, 'Arial Unicode MS'" style:font-family-generic="roman" style:font-pitch="variable"/>
    <style:font-face style:name="Segoe Condensed" svg:font-family="'Segoe Condensed'" style:font-pitch="variable"/>
    <style:font-face style:name="Segoe Condensed1" svg:font-family="'Segoe Condensed'" style:font-family-generic="roman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Symbol" svg:font-family="Symbol" style:font-pitch="variable"/>
    <style:font-face style:name="Symbol1" svg:font-family="Symbol" style:font-family-generic="roman" style:font-pitch="variable" style:font-charset="x-symbol"/>
    <style:font-face style:name="Tahoma" svg:font-family="Tahoma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automatic-styles>
    <style:style style:name="Table1" style:family="table">
      <style:table-properties style:width="6.6056in" table:align="center" style:writing-mode="lr-tb"/>
    </style:style>
    <style:style style:name="Table1.A" style:family="table-column">
      <style:table-column-properties style:column-width="5.2493in"/>
    </style:style>
    <style:style style:name="Table1.B" style:family="table-column">
      <style:table-column-properties style:column-width="1.35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-left="0.0938in" fo:padding-right="0.0799in" fo:padding-top="0.0201in" fo:padding-bottom="0.0597in" fo:border="none" style:writing-mode="lr-tb">
        <style:background-image/>
      </style:table-cell-properties>
    </style:style>
    <style:style style:name="Table1.A3" style:family="table-cell">
      <style:table-cell-properties style:vertical-align="top" fo:background-color="#ffffff" fo:padding-left="0.0938in" fo:padding-right="0.0799in" fo:padding-top="0.0403in" fo:padding-bottom="0.0201in" fo:border="none" style:writing-mode="lr-tb">
        <style:background-image/>
      </style:table-cell-properties>
    </style:style>
    <style:style style:name="Table1.A8" style:family="table-cell">
      <style:table-cell-properties style:vertical-align="top" fo:background-color="#ffffff" fo:padding-left="0.0938in" fo:padding-right="0.0799in" fo:padding-top="0.0201in" fo:padding-bottom="0.0201in" fo:border="none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 fo:text-align="end" style:justify-single-word="false"/>
    </style:style>
    <style:style style:name="P2" style:family="paragraph" style:parent-style-name="Dates">
      <style:paragraph-properties fo:margin-top="0in" fo:margin-bottom="0in" style:contextual-spacing="false" fo:line-height="100%" fo:text-align="end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 style:snap-to-layout-grid="false"/>
    </style:style>
    <style:style style:name="P4" style:family="paragraph" style:parent-style-name="Standard">
      <style:paragraph-properties fo:margin-top="0in" fo:margin-bottom="0in" style:contextual-spacing="false" fo:line-height="100%" style:snap-to-layout-grid="false"/>
    </style:style>
    <style:style style:name="P5" style:family="paragraph" style:parent-style-name="Bold">
      <style:paragraph-properties fo:margin-top="0in" fo:margin-bottom="0in" style:contextual-spacing="false" fo:line-height="100%" style:snap-to-layout-grid="false"/>
    </style:style>
    <style:style style:name="P6" style:family="paragraph" style:parent-style-name="Bold">
      <style:paragraph-properties fo:margin-top="0in" fo:margin-bottom="0in" style:contextual-spacing="false" fo:line-height="100%"/>
    </style:style>
    <style:style style:name="P7" style:family="paragraph" style:parent-style-name="Dates">
      <style:paragraph-properties fo:margin-top="0in" fo:margin-bottom="0in" style:contextual-spacing="false" fo:line-height="100%"/>
    </style:style>
    <style:style style:name="P8" style:family="paragraph" style:parent-style-name="Copy">
      <style:paragraph-properties fo:margin-top="0in" fo:margin-bottom="0in" style:contextual-spacing="false" fo:line-height="100%"/>
    </style:style>
    <style:style style:name="P9" style:family="paragraph" style:parent-style-name="Bold">
      <style:paragraph-properties fo:margin-top="0in" fo:margin-bottom="0in" style:contextual-spacing="false" fo:line-height="100%"/>
      <style:text-properties officeooo:paragraph-rsid="003fc005"/>
    </style:style>
    <style:style style:name="P10" style:family="paragraph" style:parent-style-name="Copy">
      <style:paragraph-properties fo:margin-top="0in" fo:margin-bottom="0in" style:contextual-spacing="false" fo:line-height="100%"/>
      <style:text-properties officeooo:paragraph-rsid="0040f71f"/>
    </style:style>
    <style:style style:name="P11" style:family="paragraph" style:parent-style-name="Copy">
      <style:paragraph-properties fo:margin-top="0in" fo:margin-bottom="0in" style:contextual-spacing="false" fo:line-height="100%"/>
      <style:text-properties officeooo:paragraph-rsid="005358b6"/>
    </style:style>
    <style:style style:name="P12" style:family="paragraph" style:parent-style-name="Copy">
      <style:paragraph-properties fo:margin-top="0in" fo:margin-bottom="0in" style:contextual-spacing="false" fo:line-height="100%"/>
      <style:text-properties officeooo:paragraph-rsid="0073f18b"/>
    </style:style>
    <style:style style:name="P13" style:family="paragraph" style:parent-style-name="Standard">
      <style:paragraph-properties fo:margin-top="0in" fo:margin-bottom="0in" style:contextual-spacing="false" fo:line-height="100%" style:snap-to-layout-grid="false"/>
      <style:text-properties style:font-size-complex="11pt"/>
    </style:style>
    <style:style style:name="P14" style:family="paragraph" style:parent-style-name="Dates">
      <style:paragraph-properties fo:margin-top="0in" fo:margin-bottom="0in" style:contextual-spacing="false" fo:line-height="100%" fo:text-align="end" style:justify-single-word="false"/>
      <style:text-properties officeooo:rsid="0046bac2" officeooo:paragraph-rsid="0046bac2"/>
    </style:style>
    <style:style style:name="P15" style:family="paragraph" style:parent-style-name="Copy">
      <style:paragraph-properties fo:margin-top="0in" fo:margin-bottom="0in" style:contextual-spacing="false" fo:line-height="100%" fo:text-align="end" style:justify-single-word="false"/>
      <style:text-properties officeooo:rsid="0046bac2" officeooo:paragraph-rsid="0046bac2"/>
    </style:style>
    <style:style style:name="P16" style:family="paragraph" style:parent-style-name="Copy">
      <style:paragraph-properties fo:margin-top="0in" fo:margin-bottom="0in" style:contextual-spacing="false" fo:line-height="100%"/>
      <style:text-properties officeooo:rsid="0046bac2" officeooo:paragraph-rsid="00511713"/>
    </style:style>
    <style:style style:name="P17" style:family="paragraph" style:parent-style-name="Copy">
      <style:paragraph-properties fo:margin-top="0in" fo:margin-bottom="0in" style:contextual-spacing="false" fo:line-height="100%"/>
      <style:text-properties officeooo:rsid="003d3679" officeooo:paragraph-rsid="0040f71f"/>
    </style:style>
    <style:style style:name="P18" style:family="paragraph" style:parent-style-name="Copy">
      <style:paragraph-properties fo:margin-top="0in" fo:margin-bottom="0in" style:contextual-spacing="false" fo:line-height="100%"/>
      <style:text-properties officeooo:rsid="004f3fd5" officeooo:paragraph-rsid="00511713"/>
    </style:style>
    <style:style style:name="P19" style:family="paragraph" style:parent-style-name="Bold">
      <style:paragraph-properties fo:margin-top="0in" fo:margin-bottom="0in" style:contextual-spacing="false" fo:line-height="100%"/>
      <style:text-properties officeooo:paragraph-rsid="0082e259"/>
    </style:style>
    <style:style style:name="P20" style:family="paragraph" style:parent-style-name="Bold">
      <style:paragraph-properties fo:margin-top="0in" fo:margin-bottom="0in" style:contextual-spacing="false" fo:line-height="100%"/>
      <style:text-properties fo:font-size="7pt" fo:font-weight="normal" officeooo:rsid="0082e259" officeooo:paragraph-rsid="0082e259" style:font-size-asian="7pt" style:font-weight-asian="normal" style:font-size-complex="7pt" style:font-weight-complex="normal"/>
    </style:style>
    <style:style style:name="P21" style:family="paragraph" style:parent-style-name="Bold">
      <style:paragraph-properties fo:margin-top="0in" fo:margin-bottom="0in" style:contextual-spacing="false" fo:line-height="100%"/>
      <style:text-properties fo:font-size="7pt" style:text-underline-style="solid" style:text-underline-width="auto" style:text-underline-color="font-color" fo:font-weight="normal" officeooo:rsid="0082e259" officeooo:paragraph-rsid="0082e259" style:font-size-asian="7pt" style:font-weight-asian="normal" style:font-size-complex="7pt" style:font-weight-complex="normal"/>
    </style:style>
    <style:style style:name="P22" style:family="paragraph" style:parent-style-name="Bulleted_20_List" style:list-style-name="L1">
      <style:text-properties officeooo:paragraph-rsid="00675688"/>
    </style:style>
    <style:style style:name="P23" style:family="paragraph" style:parent-style-name="Bulleted_20_List">
      <style:text-properties style:font-name="Segoe UI" fo:font-size="9pt" officeooo:paragraph-rsid="002798cc" style:font-size-asian="9pt" style:font-size-complex="9pt"/>
    </style:style>
    <style:style style:name="P24" style:family="paragraph" style:parent-style-name="Bulleted_20_List" style:list-style-name="WW8Num2">
      <style:text-properties officeooo:paragraph-rsid="0046bac2"/>
    </style:style>
    <style:style style:name="P25" style:family="paragraph" style:parent-style-name="Bulleted_20_List" style:list-style-name="WW8Num2">
      <style:paragraph-properties fo:margin-top="0in" fo:margin-bottom="0in" style:contextual-spacing="false" fo:line-height="100%"/>
      <style:text-properties officeooo:paragraph-rsid="0046bac2"/>
    </style:style>
    <style:style style:name="P26" style:family="paragraph" style:parent-style-name="Bulleted_20_List" style:list-style-name="WW8Num2">
      <style:paragraph-properties fo:margin-top="0in" fo:margin-bottom="0in" style:contextual-spacing="true" fo:line-height="100%"/>
      <style:text-properties officeooo:paragraph-rsid="00511713"/>
    </style:style>
    <style:style style:name="P27" style:family="paragraph" style:parent-style-name="Bulleted_20_List" style:list-style-name="WW8Num2">
      <style:paragraph-properties fo:margin-top="0in" fo:margin-bottom="0in" style:contextual-spacing="true" fo:line-height="100%"/>
    </style:style>
    <style:style style:name="P28" style:family="paragraph" style:parent-style-name="Bulleted_20_List" style:list-style-name="WW8Num2">
      <style:paragraph-properties fo:margin-top="0in" fo:margin-bottom="0in" style:contextual-spacing="true" fo:line-height="100%"/>
      <style:text-properties officeooo:paragraph-rsid="005358b6"/>
    </style:style>
    <style:style style:name="P29" style:family="paragraph" style:parent-style-name="Bulleted_20_List" style:list-style-name="WW8Num2">
      <style:paragraph-properties fo:margin-top="0in" fo:margin-bottom="0in" style:contextual-spacing="true" fo:line-height="100%"/>
      <style:text-properties officeooo:paragraph-rsid="001e86d5"/>
    </style:style>
    <style:style style:name="P30" style:family="paragraph" style:parent-style-name="Bulleted_20_List" style:list-style-name="WW8Num2">
      <style:paragraph-properties fo:margin-top="0in" fo:margin-bottom="0in" style:contextual-spacing="true" fo:line-height="100%"/>
      <style:text-properties officeooo:paragraph-rsid="006ac8f1"/>
    </style:style>
    <style:style style:name="P31" style:family="paragraph" style:parent-style-name="Bulleted_20_List" style:list-style-name="WW8Num2">
      <style:paragraph-properties fo:margin-top="0in" fo:margin-bottom="0in" style:contextual-spacing="true" fo:line-height="100%"/>
      <style:text-properties officeooo:paragraph-rsid="006ca524"/>
    </style:style>
    <style:style style:name="P32" style:family="paragraph" style:parent-style-name="Bulleted_20_List" style:list-style-name="WW8Num2">
      <style:paragraph-properties fo:margin-top="0in" fo:margin-bottom="0in" style:contextual-spacing="false" fo:line-height="100%"/>
      <style:text-properties officeooo:paragraph-rsid="0082e259"/>
    </style:style>
    <style:style style:name="P33" style:family="paragraph" style:parent-style-name="Bulleted_20_List" style:list-style-name="">
      <style:paragraph-properties fo:margin-top="0in" fo:margin-bottom="0in" style:contextual-spacing="false" fo:line-height="100%" fo:text-align="end" style:justify-single-word="false"/>
      <style:text-properties officeooo:paragraph-rsid="0047cfaf"/>
    </style:style>
    <style:style style:name="P34" style:family="paragraph" style:parent-style-name="Bulleted_20_List" style:list-style-name="">
      <style:paragraph-properties fo:margin-top="0in" fo:margin-bottom="0in" style:contextual-spacing="true" fo:line-height="100%" fo:text-align="end" style:justify-single-word="false"/>
      <style:text-properties officeooo:paragraph-rsid="004a229d"/>
    </style:style>
    <style:style style:name="P35" style:family="paragraph" style:parent-style-name="Bulleted_20_List" style:list-style-name="">
      <style:paragraph-properties fo:margin-top="0in" fo:margin-bottom="0in" style:contextual-spacing="true" fo:line-height="100%" fo:text-align="end" style:justify-single-word="false"/>
      <style:text-properties officeooo:paragraph-rsid="004f3fd5"/>
    </style:style>
    <style:style style:name="P36" style:family="paragraph" style:parent-style-name="Bulleted_20_List" style:list-style-name="">
      <style:paragraph-properties fo:margin-top="0in" fo:margin-bottom="0in" style:contextual-spacing="true" fo:line-height="100%" fo:text-align="end" style:justify-single-word="false"/>
      <style:text-properties officeooo:paragraph-rsid="00511713"/>
    </style:style>
    <style:style style:name="P37" style:family="paragraph" style:parent-style-name="Bulleted_20_List" style:list-style-name="">
      <style:paragraph-properties fo:margin-top="0in" fo:margin-bottom="0in" style:contextual-spacing="false" fo:line-height="100%"/>
      <style:text-properties officeooo:paragraph-rsid="00511713"/>
    </style:style>
    <style:style style:name="P38" style:family="paragraph" style:parent-style-name="Bulleted_20_List" style:list-style-name="">
      <style:paragraph-properties fo:margin-top="0in" fo:margin-bottom="0in" style:contextual-spacing="true" fo:line-height="100%"/>
      <style:text-properties officeooo:paragraph-rsid="00511713"/>
    </style:style>
    <style:style style:name="P39" style:family="paragraph" style:parent-style-name="Bulleted_20_List" style:list-style-name="">
      <style:paragraph-properties fo:margin-top="0in" fo:margin-bottom="0in" style:contextual-spacing="true" fo:line-height="100%"/>
      <style:text-properties officeooo:paragraph-rsid="005f705e"/>
    </style:style>
    <style:style style:name="P40" style:family="paragraph" style:parent-style-name="Bulleted_20_List" style:list-style-name="">
      <style:paragraph-properties fo:margin-top="0in" fo:margin-bottom="0in" style:contextual-spacing="true" fo:line-height="100%"/>
    </style:style>
    <style:style style:name="P41" style:family="paragraph" style:parent-style-name="Bulleted_20_List" style:list-style-name="">
      <style:paragraph-properties fo:margin-top="0in" fo:margin-bottom="0in" style:contextual-spacing="true" fo:line-height="100%"/>
      <style:text-properties officeooo:paragraph-rsid="00620b25"/>
    </style:style>
    <style:style style:name="P42" style:family="paragraph" style:parent-style-name="Bulleted_20_List" style:list-style-name="">
      <style:paragraph-properties fo:margin-top="0in" fo:margin-bottom="0in" style:contextual-spacing="true" fo:line-height="100%"/>
      <style:text-properties officeooo:paragraph-rsid="00650dfb"/>
    </style:style>
    <style:style style:name="P43" style:family="paragraph" style:parent-style-name="Bulleted_20_List" style:list-style-name="L3">
      <style:paragraph-properties fo:margin-top="0in" fo:margin-bottom="0in" style:contextual-spacing="false" fo:line-height="100%"/>
      <style:text-properties officeooo:paragraph-rsid="0047cfaf"/>
    </style:style>
    <style:style style:name="P44" style:family="paragraph" style:parent-style-name="Bulleted_20_List">
      <style:paragraph-properties fo:margin-top="0in" fo:margin-bottom="0in" style:contextual-spacing="false" fo:line-height="100%"/>
      <style:text-properties officeooo:paragraph-rsid="004a229d"/>
    </style:style>
    <style:style style:name="P45" style:family="paragraph" style:parent-style-name="Bulleted_20_List">
      <style:paragraph-properties fo:margin-top="0in" fo:margin-bottom="0in" style:contextual-spacing="false" fo:line-height="100%"/>
      <style:text-properties officeooo:paragraph-rsid="00664b56"/>
    </style:style>
    <style:style style:name="P46" style:family="paragraph" style:parent-style-name="Bulleted_20_List">
      <style:paragraph-properties fo:margin-top="0in" fo:margin-bottom="0in" style:contextual-spacing="true" fo:line-height="100%"/>
      <style:text-properties officeooo:paragraph-rsid="004f3fd5"/>
    </style:style>
    <style:style style:name="P47" style:family="paragraph" style:parent-style-name="Bulleted_20_List">
      <style:paragraph-properties fo:margin-top="0in" fo:margin-bottom="0in" style:contextual-spacing="true" fo:line-height="100%"/>
      <style:text-properties officeooo:paragraph-rsid="00511713"/>
    </style:style>
    <style:style style:name="P48" style:family="paragraph" style:parent-style-name="Bulleted_20_List" style:list-style-name="L4">
      <style:paragraph-properties fo:margin-top="0in" fo:margin-bottom="0in" style:contextual-spacing="true" fo:line-height="100%"/>
    </style:style>
    <style:style style:name="P49" style:family="paragraph" style:parent-style-name="Bulleted_20_List" style:list-style-name="L5">
      <style:paragraph-properties fo:margin-top="0in" fo:margin-bottom="0in" style:contextual-spacing="true" fo:line-height="100%"/>
      <style:text-properties officeooo:paragraph-rsid="00635eb0"/>
    </style:style>
    <style:style style:name="P50" style:family="paragraph" style:parent-style-name="Bulleted_20_List" style:list-style-name="L6">
      <style:paragraph-properties fo:margin-top="0in" fo:margin-bottom="0in" style:contextual-spacing="true" fo:line-height="100%"/>
    </style:style>
    <style:style style:name="P51" style:family="paragraph" style:parent-style-name="Bulleted_20_List" style:list-style-name="">
      <style:paragraph-properties fo:margin-top="0in" fo:margin-bottom="0in" style:contextual-spacing="false" fo:line-height="100%"/>
      <style:text-properties fo:font-variant="normal" fo:text-transform="none" fo:font-style="normal" officeooo:paragraph-rsid="003fc005"/>
    </style:style>
    <style:style style:name="P52" style:family="paragraph" style:parent-style-name="Bulleted_20_List">
      <style:paragraph-properties fo:margin-top="0in" fo:margin-bottom="0in" style:contextual-spacing="true"/>
      <style:text-properties fo:color="#00000a" loext:opacity="100%" style:font-name="Segoe Condensed1" fo:font-size="9pt" fo:language="en" fo:country="US" officeooo:rsid="003ba7af" officeooo:paragraph-rsid="0047cfaf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P53" style:family="paragraph" style:parent-style-name="Bulleted_20_List" style:list-style-name="WW8Num2">
      <style:text-properties fo:color="#00000a" loext:opacity="100%" style:font-name="Segoe Condensed1" fo:font-size="9pt" fo:language="en" fo:country="US" officeooo:rsid="003ba7af" officeooo:paragraph-rsid="0046bac2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P54" style:family="paragraph" style:parent-style-name="Bulleted_20_List" style:list-style-name="WW8Num2">
      <style:paragraph-properties fo:margin-top="0in" fo:margin-bottom="0in" style:contextual-spacing="false" fo:line-height="100%"/>
      <style:text-properties fo:color="#00000a" loext:opacity="100%" style:font-name="Segoe Condensed1" fo:font-size="9pt" fo:language="en" fo:country="US" officeooo:rsid="003ba7af" officeooo:paragraph-rsid="0046bac2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P55" style:family="paragraph" style:parent-style-name="Bulleted_20_List">
      <style:paragraph-properties fo:margin-top="0in" fo:margin-bottom="0in" style:contextual-spacing="true"/>
      <style:text-properties fo:color="#00000a" loext:opacity="100%" style:font-name="Segoe Condensed1" fo:font-size="9pt" fo:language="en" fo:country="US" officeooo:rsid="007eb280" officeooo:paragraph-rsid="007eb280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P56" style:family="paragraph" style:parent-style-name="Bulleted_20_List">
      <style:paragraph-properties fo:margin-top="0in" fo:margin-bottom="0in" style:contextual-spacing="true" fo:line-height="100%"/>
      <style:text-properties fo:color="#00000a" loext:opacity="100%" style:font-name="Segoe Condensed1" fo:font-size="9pt" fo:language="en" fo:country="US" officeooo:rsid="00511713" officeooo:paragraph-rsid="00511713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P57" style:family="paragraph" style:parent-style-name="Bulleted_20_List" style:list-style-name="">
      <style:paragraph-properties fo:margin-top="0in" fo:margin-bottom="0in" style:contextual-spacing="false" fo:line-height="100%"/>
      <style:text-properties officeooo:rsid="005af91b" officeooo:paragraph-rsid="005af91b"/>
    </style:style>
    <style:style style:name="P58" style:family="paragraph" style:parent-style-name="Bulleted_20_List" style:list-style-name="">
      <style:paragraph-properties fo:margin-top="0in" fo:margin-bottom="0in" style:contextual-spacing="false" fo:line-height="100%" fo:text-align="end" style:justify-single-word="false"/>
      <style:text-properties officeooo:rsid="005af91b" officeooo:paragraph-rsid="005af91b"/>
    </style:style>
    <style:style style:name="P59" style:family="paragraph" style:parent-style-name="Bulleted_20_List" style:list-style-name="L2">
      <style:paragraph-properties fo:margin-top="0in" fo:margin-bottom="0in" style:contextual-spacing="false" fo:line-height="100%"/>
      <style:text-properties officeooo:rsid="005af91b" officeooo:paragraph-rsid="005af91b"/>
    </style:style>
    <style:style style:name="P60" style:family="paragraph" style:parent-style-name="Bulleted_20_List" style:list-style-name="L3">
      <style:paragraph-properties fo:margin-top="0in" fo:margin-bottom="0in" style:contextual-spacing="false" fo:line-height="100%"/>
      <style:text-properties officeooo:rsid="004a229d" officeooo:paragraph-rsid="004a229d"/>
    </style:style>
    <style:style style:name="P61" style:family="paragraph" style:parent-style-name="Bulleted_20_List">
      <style:paragraph-properties fo:margin-top="0in" fo:margin-bottom="0in" style:contextual-spacing="true"/>
      <style:text-properties officeooo:paragraph-rsid="004a229d"/>
    </style:style>
    <style:style style:name="P62" style:family="paragraph" style:parent-style-name="Copy">
      <style:paragraph-properties fo:margin-top="0in" fo:margin-bottom="0in" style:contextual-spacing="false" fo:line-height="100%"/>
      <style:text-properties officeooo:paragraph-rsid="00813228"/>
    </style:style>
    <style:style style:name="T1" style:family="text">
      <style:text-properties fo:font-size="11pt" style:font-size-asian="11pt" style:font-name-complex="Segoe Condensed"/>
    </style:style>
    <style:style style:name="T2" style:family="text">
      <style:text-properties fo:font-variant="normal" fo:text-transform="none" fo:font-style="normal"/>
    </style:style>
    <style:style style:name="T3" style:family="text">
      <style:text-properties fo:font-variant="normal" fo:text-transform="none" fo:font-style="normal" officeooo:rsid="003fc005"/>
    </style:style>
    <style:style style:name="T4" style:family="text">
      <style:text-properties fo:font-variant="normal" fo:text-transform="none" fo:font-style="normal" officeooo:rsid="00675688"/>
    </style:style>
    <style:style style:name="T5" style:family="text">
      <style:text-properties fo:font-variant="normal" fo:text-transform="none" fo:font-style="normal" style:font-style-asian="normal" style:font-style-complex="normal"/>
    </style:style>
    <style:style style:name="T6" style:family="text">
      <style:text-properties fo:font-variant="normal" fo:text-transform="none" fo:font-style="normal" officeooo:rsid="0082e259" style:font-style-asian="normal" style:font-style-complex="normal"/>
    </style:style>
    <style:style style:name="T7" style:family="text">
      <style:text-properties fo:font-variant="normal" fo:text-transform="none" fo:font-style="normal" officeooo:rsid="0082e259"/>
    </style:style>
    <style:style style:name="T8" style:family="text">
      <style:text-properties fo:font-variant="normal" fo:text-transform="none" fo:color="#00000a" loext:opacity="100%" style:font-name="Segoe Condensed1" fo:font-size="9pt" fo:language="en" fo:country="US" fo:font-style="normal" officeooo:rsid="003ba9b1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9" style:family="text">
      <style:text-properties fo:font-variant="normal" fo:text-transform="none" fo:color="#00000a" loext:opacity="100%" style:font-name="Segoe Condensed1" fo:font-size="9pt" fo:language="en" fo:country="US" fo:font-style="normal" officeooo:rsid="003fc005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10" style:family="text">
      <style:text-properties fo:font-variant="normal" fo:text-transform="none" fo:color="#00000a" loext:opacity="100%" style:font-name="Segoe Condensed1" fo:font-size="9pt" fo:language="en" fo:country="US" fo:font-style="normal" officeooo:rsid="0040f71f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11" style:family="text">
      <style:text-properties fo:font-variant="normal" fo:text-transform="none" fo:color="#00000a" loext:opacity="100%" style:font-name="Segoe Condensed1" fo:font-size="9pt" fo:language="en" fo:country="US" fo:font-style="normal" officeooo:rsid="002de979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12" style:family="text">
      <style:text-properties fo:font-variant="normal" fo:text-transform="none" fo:color="#00000a" loext:opacity="100%" style:font-name="Segoe Condensed1" fo:font-size="9pt" fo:language="en" fo:country="US" fo:font-style="normal" officeooo:rsid="0045460e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13" style:family="text">
      <style:text-properties fo:font-variant="normal" fo:text-transform="none" fo:color="#00000a" loext:opacity="100%" style:font-name="Segoe Condensed1" fo:font-size="9pt" fo:language="en" fo:country="US" fo:font-style="normal" officeooo:rsid="0046bac2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14" style:family="text">
      <style:text-properties fo:font-variant="normal" fo:text-transform="none" fo:color="#00000a" loext:opacity="100%" style:font-name="Segoe Condensed1" fo:font-size="9pt" fo:language="en" fo:country="US" fo:font-style="normal" officeooo:rsid="00689f23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15" style:family="text">
      <style:text-properties fo:font-variant="normal" fo:text-transform="none" fo:color="#00000a" loext:opacity="100%" style:font-name="Segoe Condensed1" fo:font-size="9pt" fo:language="en" fo:country="US" fo:font-style="normal" officeooo:rsid="0069d262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16" style:family="text">
      <style:text-properties fo:font-variant="normal" fo:text-transform="none" fo:color="#00000a" loext:opacity="100%" style:font-name="Segoe Condensed1" fo:font-size="9pt" fo:language="en" fo:country="US" fo:font-style="normal" officeooo:rsid="007aa3ce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17" style:family="text">
      <style:text-properties fo:font-variant="normal" fo:text-transform="none" fo:color="#00000a" loext:opacity="100%" style:font-name="Segoe Condensed1" fo:font-size="9pt" fo:language="en" fo:country="US" fo:font-style="normal" officeooo:rsid="00813228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18" style:family="text">
      <style:text-properties fo:font-variant="normal" fo:text-transform="none" fo:color="#00000a" loext:opacity="100%" style:font-name="Segoe Condensed1" fo:font-size="9pt" fo:language="en" fo:country="US" fo:font-style="normal" officeooo:rsid="0082e259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19" style:family="text">
      <style:text-properties fo:font-variant="normal" fo:text-transform="none" fo:color="#00000a" loext:opacity="100%" style:font-name="Segoe Condensed1" fo:font-size="9pt" fo:letter-spacing="0.0071in" fo:language="en" fo:country="US" fo:font-style="normal" fo:font-weight="bold" officeooo:rsid="003fc005" style:letter-kerning="false" style:font-name-asian="Times New Roman" style:font-size-asian="9pt" style:language-asian="en" style:country-asian="US" style:font-weight-asian="bold" style:font-name-complex="Times New Roman" style:font-size-complex="12pt" style:language-complex="ar" style:country-complex="SA"/>
    </style:style>
    <style:style style:name="T20" style:family="text">
      <style:text-properties fo:font-variant="normal" fo:text-transform="none" fo:color="#00000a" loext:opacity="100%" style:font-name="Segoe Condensed1" fo:font-size="9pt" fo:letter-spacing="0.0071in" fo:language="en" fo:country="US" fo:font-style="normal" fo:font-weight="bold" officeooo:rsid="0040f71f" style:letter-kerning="false" style:font-name-asian="Times New Roman" style:font-size-asian="9pt" style:language-asian="en" style:country-asian="US" style:font-weight-asian="bold" style:font-name-complex="Times New Roman" style:font-size-complex="12pt" style:language-complex="ar" style:country-complex="SA"/>
    </style:style>
    <style:style style:name="T21" style:family="text">
      <style:text-properties officeooo:rsid="0025cdb2"/>
    </style:style>
    <style:style style:name="T22" style:family="text">
      <style:text-properties officeooo:rsid="002de979"/>
    </style:style>
    <style:style style:name="T23" style:family="text">
      <style:text-properties fo:color="#00000a" loext:opacity="100%" style:font-name="Segoe Condensed1" fo:font-size="9pt" fo:language="en" fo:country="US" officeooo:rsid="003ba7af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24" style:family="text">
      <style:text-properties fo:color="#00000a" loext:opacity="100%" style:font-name="Segoe Condensed1" fo:font-size="9pt" fo:language="en" fo:country="US" officeooo:rsid="003ba9b1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25" style:family="text">
      <style:text-properties fo:color="#00000a" loext:opacity="100%" style:font-name="Segoe Condensed1" fo:font-size="9pt" fo:language="en" fo:country="US" officeooo:rsid="0046bac2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26" style:family="text">
      <style:text-properties fo:color="#00000a" loext:opacity="100%" style:font-name="Segoe Condensed1" fo:font-size="9pt" fo:language="en" fo:country="US" officeooo:rsid="004a229d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27" style:family="text">
      <style:text-properties fo:color="#00000a" loext:opacity="100%" style:font-name="Segoe Condensed1" fo:font-size="9pt" fo:language="en" fo:country="US" officeooo:rsid="004b46bc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28" style:family="text">
      <style:text-properties fo:color="#00000a" loext:opacity="100%" style:font-name="Segoe Condensed1" fo:font-size="9pt" fo:language="en" fo:country="US" officeooo:rsid="004f3fd5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29" style:family="text">
      <style:text-properties fo:color="#00000a" loext:opacity="100%" style:font-name="Segoe Condensed1" fo:font-size="9pt" fo:language="en" fo:country="US" officeooo:rsid="00511713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30" style:family="text">
      <style:text-properties fo:color="#00000a" loext:opacity="100%" style:font-name="Segoe Condensed1" fo:font-size="9pt" fo:language="en" fo:country="US" officeooo:rsid="0051df3d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31" style:family="text">
      <style:text-properties fo:color="#00000a" loext:opacity="100%" style:font-name="Segoe Condensed1" fo:font-size="9pt" fo:language="en" fo:country="US" officeooo:rsid="005358b6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32" style:family="text">
      <style:text-properties fo:color="#00000a" loext:opacity="100%" style:font-name="Segoe Condensed1" fo:font-size="9pt" fo:language="en" fo:country="US" officeooo:rsid="00547697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33" style:family="text">
      <style:text-properties fo:color="#00000a" loext:opacity="100%" style:font-name="Segoe Condensed1" fo:font-size="9pt" fo:language="en" fo:country="US" officeooo:rsid="00565f3c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34" style:family="text">
      <style:text-properties fo:color="#00000a" loext:opacity="100%" style:font-name="Segoe Condensed1" fo:font-size="9pt" fo:language="en" fo:country="US" officeooo:rsid="00635eb0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35" style:family="text">
      <style:text-properties fo:color="#00000a" loext:opacity="100%" style:font-name="Segoe Condensed1" fo:font-size="9pt" fo:language="en" fo:country="US" officeooo:rsid="00650dfb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36" style:family="text">
      <style:text-properties fo:color="#00000a" loext:opacity="100%" style:font-name="Segoe Condensed1" fo:font-size="9pt" fo:language="en" fo:country="US" officeooo:rsid="00658a74" style:letter-kerning="false" style:font-name-asian="Times New Roman" style:font-size-asian="9pt" style:language-asian="en" style:country-asian="US" style:font-name-complex="Times New Roman" style:font-size-complex="11pt" style:language-complex="ar" style:country-complex="SA"/>
    </style:style>
    <style:style style:name="T37" style:family="text">
      <style:text-properties officeooo:rsid="00373243"/>
    </style:style>
    <style:style style:name="T38" style:family="text">
      <style:text-properties officeooo:rsid="003d3679"/>
    </style:style>
    <style:style style:name="T39" style:family="text">
      <style:text-properties officeooo:rsid="0046bac2"/>
    </style:style>
    <style:style style:name="T40" style:family="text">
      <style:text-properties officeooo:rsid="004a229d"/>
    </style:style>
    <style:style style:name="T41" style:family="text">
      <style:text-properties officeooo:rsid="004b46bc"/>
    </style:style>
    <style:style style:name="T42" style:family="text">
      <style:text-properties officeooo:rsid="004f3fd5"/>
    </style:style>
    <style:style style:name="T43" style:family="text">
      <style:text-properties officeooo:rsid="00511713"/>
    </style:style>
    <style:style style:name="T44" style:family="text">
      <style:text-properties officeooo:rsid="005358b6"/>
    </style:style>
    <style:style style:name="T45" style:family="text">
      <style:text-properties officeooo:rsid="00565f3c"/>
    </style:style>
    <style:style style:name="T46" style:family="text">
      <style:text-properties officeooo:rsid="005af91b"/>
    </style:style>
    <style:style style:name="T47" style:family="text">
      <style:text-properties officeooo:rsid="005d23ed"/>
    </style:style>
    <style:style style:name="T48" style:family="text">
      <style:text-properties officeooo:rsid="005f705e"/>
    </style:style>
    <style:style style:name="T49" style:family="text">
      <style:text-properties officeooo:rsid="00620b25"/>
    </style:style>
    <style:style style:name="T50" style:family="text">
      <style:text-properties officeooo:rsid="00635eb0"/>
    </style:style>
    <style:style style:name="T51" style:family="text">
      <style:text-properties officeooo:rsid="00650dfb"/>
    </style:style>
    <style:style style:name="T52" style:family="text">
      <style:text-properties officeooo:rsid="006ac8f1"/>
    </style:style>
    <style:style style:name="T53" style:family="text">
      <style:text-properties fo:font-size="7pt" style:font-size-asian="7pt" style:font-size-complex="7pt"/>
    </style:style>
    <style:style style:name="T54" style:family="text">
      <style:text-properties fo:font-size="7pt" officeooo:rsid="004f3fd5" style:font-size-asian="7pt" style:font-size-complex="7pt"/>
    </style:style>
    <style:style style:name="T55" style:family="text">
      <style:text-properties officeooo:rsid="00767c40"/>
    </style:style>
    <style:style style:name="T56" style:family="text">
      <style:text-properties officeooo:rsid="007aa3ce"/>
    </style:style>
    <style:style style:name="T57" style:family="text">
      <style:text-properties officeooo:rsid="007d847e"/>
    </style:style>
    <style:style style:name="T58" style:family="text">
      <style:text-properties officeooo:rsid="007eb280"/>
    </style:style>
    <style:style style:name="T59" style:family="text">
      <style:text-properties style:text-position="super 58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Paul Shpilsher</text:p>
            <text:p text:style-name="P21"><text:span text:style-name="T2">Software Engineer / Digital Nomad</text:span></text:p>
            <text:p text:style-name="P20"><text:span text:style-name="T2"/></text:p>
            <text:p text:style-name="P62"><text:a xlink:type="simple" xlink:href="https://www.linkedin.com/in/paulshpilsher" text:style-name="Internet_20_link" text:visited-style-name="Visited_20_Internet_20_Link"><text:span text:style-name="T53">https://www.linkedin.com/in/paulshpilsher</text:span></text:a></text:p>
            <text:p text:style-name="P62"><text:a xlink:type="simple" xlink:href="mailto:paul.shpilsher@gmail.com" text:style-name="Internet_20_link" text:visited-style-name="Visited_20_Internet_20_Link"><text:span text:style-name="T54">p</text:span></text:a><text:a xlink:type="simple" xlink:href="mailto:paul.shpilsher@gmail.com" text:style-name="Internet_20_link" text:visited-style-name="Visited_20_Internet_20_Link"><text:span text:style-name="T53">aul.</text:span></text:a><text:a xlink:type="simple" xlink:href="mailto:paul.shpilsher@gmail.com" text:style-name="Internet_20_link" text:visited-style-name="Visited_20_Internet_20_Link"><text:span text:style-name="T54">s</text:span></text:a><text:a xlink:type="simple" xlink:href="mailto:paul.shpilsher@gmail.com" text:style-name="Internet_20_link" text:visited-style-name="Visited_20_Internet_20_Link"><text:span text:style-name="T53">hpilsher@gmail.com</text:span></text:a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6">Summary</text:p>
          </table:table-cell>
          <table:covered-table-cell/>
        </table:table-row>
        <table:table-row table:style-name="Table1.1">
          <table:table-cell table:style-name="Table1.A1" office:value-type="string">
            <text:list xml:id="list2877704237" text:style-name="L1">
              <text:list-header>
                <text:p text:style-name="P22"><text:span text:style-name="T7">Experienced s</text:span><text:span text:style-name="T2">enior </text:span><text:span text:style-name="T14">software engineer</text:span><text:span text:style-name="T2">. I have been committed to delivering high-quality, high-performance, web, desktop, and enterprise solutions. My broad experience with variety of technologies provides a solid foundation to successfully design and develop both small and large scale software solutions, </text:span><text:span text:style-name="T4">with c</text:span><text:span text:style-name="T2">ommitment to best practices in software development and client services.</text:span></text:p>
              </text:list-header>
            </text:list>
            <text:list xml:id="list3198984966" text:style-name="WW8Num2">
              <text:list-header>
                <text:p text:style-name="P23"/>
              </text:list-header>
            </text:list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9"><text:span text:style-name="T19">Technologies </text:span><text:span text:style-name="T20">and Tools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90509250012535" text:continue-numbering="true" text:style-name="WW8Num2">
              <text:list-header>
                <text:p text:style-name="P32"><text:span text:style-name="T3">J</text:span><text:span text:style-name="T8">avascript. </text:span><text:span text:style-name="T9">T</text:span><text:span text:style-name="T8">ypescript, </text:span><text:span text:style-name="T17">Go (Golang), , </text:span><text:span text:style-name="T9">.NET, .NET Core, C#Node.js, Express.js, Nest.js, </text:span><text:span text:style-name="T13">Mol</text:span><text:span text:style-name="T15">e</text:span><text:span text:style-name="T13">culer.js, </text:span><text:span text:style-name="T17">Go, </text:span><text:span text:style-name="T9"><text:s/>WebAPI, </text:span><text:span text:style-name="T18">REST, </text:span><text:span text:style-name="T9">Web Services, </text:span><text:span text:style-name="T12">Microservices, </text:span><text:span text:style-name="T9">Serverless, Cloud functions, <text:s/></text:span><text:span text:style-name="T13">Lambda, <text:s/></text:span><text:span text:style-name="T9">Angular, </text:span><text:span text:style-name="T17">React., </text:span><text:span text:style-name="T9">LINQ, Multithreading</text:span><text:span text:style-name="T10"> and</text:span><text:span text:style-name="T9"> Concurrent </text:span><text:span text:style-name="T10">computing</text:span><text:span text:style-name="T9">, SQL, NoSQL, </text:span><text:span text:style-name="T11">PostgreSQL, </text:span><text:span text:style-name="T9">Entity Framework, </text:span><text:span text:style-name="T12">C/C++, </text:span><text:span text:style-name="T10">x86/ia64, </text:span><text:span text:style-name="T9">HTML5, </text:span><text:span text:style-name="T10">CSS/LESS/SCSS, </text:span><text:span text:style-name="T9">Websockets, AWS, GCP, </text:span><text:span text:style-name="T10">Azure, </text:span><text:span text:style-name="T16">Docker, Kubernetes,</text:span><text:span text:style-name="T10"> G</text:span><text:span text:style-name="T9">it, Jenkins, Visual Studio Code, </text:span><text:span text:style-name="T10">Windows, Linux, Postman, </text:span><text:span text:style-name="T13">JIRA</text:span></text:p>
              </text:list-header>
            </text:list>
            <text:p text:style-name="P51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3" table:number-columns-spanned="2" office:value-type="string">
            <text:p text:style-name="P6">Career History and Accomplishments</text:p>
          </table:table-cell>
          <table:covered-table-cell/>
        </table:table-row>
        <table:table-row table:style-name="Table1.1">
          <table:table-cell table:style-name="Table1.A8" office:value-type="string">
            <text:p text:style-name="P12"><text:span text:style-name="T56">Magic Square </text:span><text:span text:style-name="T39">- Senior Software Engineer </text:span><text:span text:style-name="T43">(Consulting)</text:span></text:p>
          </table:table-cell>
          <table:table-cell table:style-name="Table1.A8" office:value-type="string">
            <text:p text:style-name="P14"><text:span text:style-name="T57">12</text:span>/2022 - <text:span text:style-name="T58">10/2023</text:span></text:p>
          </table:table-cell>
        </table:table-row>
        <table:table-row table:style-name="Table1.1">
          <table:table-cell table:style-name="Table1.A8" office:value-type="string">
            <text:list xml:id="list90509628252305" text:continue-numbering="true" text:style-name="WW8Num2">
              <text:list-item>
                <text:p text:style-name="P52">Architecture, design and development of microservices <text:span text:style-name="T56">for Web3 app store.</text:span></text:p>
              </text:list-item>
              <text:list-item>
                <text:p text:style-name="P52"><text:span text:style-name="T56">C</text:span>hampion in establishing best software development practices, coding standards <text:span text:style-name="T55">and finding solutions to </text:span><text:span text:style-name="T40">technical issues.</text:span></text:p>
              </text:list-item>
              <text:list-item>
                <text:p text:style-name="P55">API Integration with Binance, Zealy, Google OAuth, OneSignal and other 3<text:span text:style-name="T59">rd</text:span> party services.</text:p>
              </text:list-item>
              <text:list-item>
                <text:p text:style-name="P55">Provided defense against malicious users (reward farming) solutions.</text:p>
                <text:p text:style-name="P52"/>
              </text:list-item>
            </text:list>
          </table:table-cell>
          <table:table-cell table:style-name="Table1.A8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16">Sherpa - Senior Software Engineer <text:span text:style-name="T43">(Consulting)</text:span></text:p>
          </table:table-cell>
          <table:table-cell table:style-name="Table1.A8" office:value-type="string">
            <text:p text:style-name="P15">01/2022 – 08/2022 </text:p>
          </table:table-cell>
        </table:table-row>
        <table:table-row table:style-name="Table1.1">
          <table:table-cell table:style-name="Table1.A8" office:value-type="string">
            <text:list xml:id="list90511039357683" text:continue-numbering="true" text:style-name="WW8Num2">
              <text:list-item>
                <text:p text:style-name="P24"><text:span text:style-name="T23">Architecture and development of serverless system processing incoming notification emails (Gmail) </text:span><text:span text:style-name="T26">in the scope of </text:span><text:span text:style-name="T23">E-VISA application </text:span><text:span text:style-name="T26">workflow</text:span><text:span text:style-name="T23">.</text:span></text:p>
              </text:list-item>
              <text:list-item>
                <text:p text:style-name="P53">Migrated product API cloud function to cloud run NestJS app.</text:p>
              </text:list-item>
              <text:list-item>
                <text:p text:style-name="P25"><text:span text:style-name="T23">Participated in various product development tasks </text:span><text:span text:style-name="T24">as a member of</text:span><text:span text:style-name="T23"> the Autobots engineering team.</text:span></text:p>
                <text:p text:style-name="P54"/>
              </text:list-item>
            </text:list>
          </table:table-cell>
          <table:table-cell table:style-name="Table1.A8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57">C.H. Robinson <text:span text:style-name="T39">- Senior Software Engineer </text:span><text:span text:style-name="T43">(Consulting)</text:span></text:p>
          </table:table-cell>
          <table:table-cell table:style-name="Table1.A8" office:value-type="string">
            <text:p text:style-name="P58">03/2021 - 09/2021</text:p>
          </table:table-cell>
        </table:table-row>
        <table:table-row table:style-name="Table1.1">
          <table:table-cell table:style-name="Table1.A8" office:value-type="string">
            <text:list xml:id="list688649364" text:style-name="L2">
              <text:list-item>
                <text:p text:style-name="P59">Migration of Navisphere Carrier system: OnPrem to Azure cloud.</text:p>
              </text:list-item>
              <text:list-item>
                <text:p text:style-name="P59">Created Azure functions, Kafka publishers and subscribers.<text:line-break/></text:p>
              </text:list-item>
            </text:list>
          </table:table-cell>
          <table:table-cell table:style-name="Table1.A8" office:value-type="string">
            <text:p text:style-name="P33"/>
          </table:table-cell>
        </table:table-row>
        <table:table-row table:style-name="Table1.1">
          <table:table-cell table:style-name="Table1.A8" office:value-type="string">
            <text:p text:style-name="P37">DevExpress, Inc <text:span text:style-name="T25">- Senior Software Engineer </text:span><text:span text:style-name="T29">(Consulting)</text:span></text:p>
          </table:table-cell>
          <table:table-cell table:style-name="Table1.A8" office:value-type="string">
            <text:p text:style-name="P33">03/2018 - <text:span text:style-name="T46">0</text:span><text:span text:style-name="T23">1/2021</text:span></text:p>
          </table:table-cell>
        </table:table-row>
        <table:table-row table:style-name="Table1.1">
          <table:table-cell table:style-name="Table1.A8" office:value-type="string">
            <text:list xml:id="list4006633837" text:style-name="L3">
              <text:list-item>
                <text:p text:style-name="P43">Fullstack design and development next generation Report and Dashboard Server.</text:p>
              </text:list-item>
              <text:list-item>
                <text:p text:style-name="P60">Actively took part in every aspect of SDLC.</text:p>
              </text:list-item>
            </text:list>
            <text:list xml:id="list90510968103807" text:continue-list="list90511039357683" text:style-name="WW8Num2">
              <text:list-header>
                <text:p text:style-name="P44"/>
              </text:list-header>
            </text:list>
          </table:table-cell>
          <table:table-cell table:style-name="Table1.A8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38"><text:span text:style-name="T22">Radical Imaging, LLC </text:span><text:span text:style-name="T25">- Senior Software Engineer </text:span><text:span text:style-name="T29">(Consulting)</text:span></text:p>
          </table:table-cell>
          <table:table-cell table:style-name="Table1.A8" office:value-type="string">
            <text:p text:style-name="P34">02/2014 – <text:span text:style-name="T21">02/2018</text:span></text:p>
          </table:table-cell>
        </table:table-row>
        <table:table-row table:style-name="Table1.1">
          <table:table-cell table:style-name="Table1.A8" office:value-type="string">
            <text:list xml:id="list90510851477060" text:continue-numbering="true" text:style-name="WW8Num2">
              <text:list-item>
                <text:p text:style-name="P61"><text:span text:style-name="T22">Worked on various projects for variety of clients in </text:span><text:span text:style-name="T27">tele-r</text:span><text:span text:style-name="T22">adiology field:</text:span></text:p>
              </text:list-item>
              <text:list-item>
                <text:p text:style-name="P61">Created cloud-based Voice Recognition system specifically for Radiologists' report dictation. Supporting AWS and <text:span text:style-name="T27">GCP</text:span>. Using Chrome SR APIs and cross-browser version using google SR cloud services.</text:p>
              </text:list-item>
              <text:list-item>
                <text:p text:style-name="P61">Created Voice Recognition solution integrated with web-based reporting application based on M<text:span text:style-name="T41">icrosoft Windows</text:span> ASR.</text:p>
                <text:p text:style-name="P45"/>
              </text:list-item>
            </text:list>
          </table:table-cell>
          <table:table-cell table:style-name="Table1.A8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38">Cargill, Inc. <text:span text:style-name="T39">- Senior Software Engineer </text:span><text:span text:style-name="T43">(Consulting)</text:span></text:p>
          </table:table-cell>
          <table:table-cell table:style-name="Table1.A8" office:value-type="string">
            <text:p text:style-name="P35">08/2013 – 11/2013</text:p>
          </table:table-cell>
        </table:table-row>
        <table:table-row table:style-name="Table1.1">
          <table:table-cell table:style-name="Table1.A8" office:value-type="string">
            <text:list xml:id="list90510509227330" text:continue-numbering="true" text:style-name="WW8Num2">
              <text:list-item>
                <text:p text:style-name="P46">Architect and implemented data processing system taking different data feeds and producing common format output for <text:span text:style-name="T28">the </text:span>Animal Nutrition <text:soft-page-break/>department.</text:p>
              </text:list-item>
              <text:list-item>
                <text:p text:style-name="P46">Worked closely with the business side of the project to refine requirements, helped them with interpreting results and gracefully managed changes to the requirements.</text:p>
                <text:p text:style-name="P46"/>
              </text:list-item>
            </text:list>
          </table:table-cell>
          <table:table-cell table:style-name="Table1.A8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18">Opportunity Partners <text:span text:style-name="T39">- Senior Software Engineer </text:span><text:span text:style-name="T43">(Consulting)</text:span></text:p>
          </table:table-cell>
          <table:table-cell table:style-name="Table1.A8" office:value-type="string">
            <text:p text:style-name="P35">05/2013 – 07/2013</text:p>
          </table:table-cell>
        </table:table-row>
        <table:table-row table:style-name="Table1.1">
          <table:table-cell table:style-name="Table1.A8" office:value-type="string">
            <text:list xml:id="list90509740085461" text:continue-numbering="true" text:style-name="WW8Num2">
              <text:list-item>
                <text:p text:style-name="P46">Took part in develop<text:span text:style-name="T42">ment of</text:span> Microsoft Kinec<text:span text:style-name="T37">t</text:span> application for people with disabilities.</text:p>
                <text:p text:style-name="P46"/>
              </text:list-item>
            </text:list>
          </table:table-cell>
          <table:table-cell table:style-name="Table1.A8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38">T-Chek Systems, Inc <text:span text:style-name="T48">(EFS) </text:span><text:span text:style-name="T39">- Senior Software Engineer </text:span><text:span text:style-name="T43">(Consulting)</text:span></text:p>
          </table:table-cell>
          <table:table-cell table:style-name="Table1.A8" office:value-type="string">
            <text:p text:style-name="P36">09/2010 - 12/2012</text:p>
          </table:table-cell>
        </table:table-row>
        <table:table-row table:style-name="Table1.1">
          <table:table-cell table:style-name="Table1.A8" office:value-type="string">
            <text:list xml:id="list90510586377331" text:continue-numbering="true" text:style-name="WW8Num2">
              <text:list-item>
                <text:p text:style-name="P47">Played vital role as senior software engineer in an agile team responsible for developing financial subsystem for SOA credit card payment processing system.</text:p>
              </text:list-item>
              <text:list-item>
                <text:p text:style-name="P47"><text:span text:style-name="T29">Authored</text:span> data access layer for the entire payment processing system using compiled expressions.</text:p>
              </text:list-item>
              <text:list-item>
                <text:p text:style-name="P26"><text:span text:style-name="T29">Developed</text:span> <text:span text:style-name="T43">WCF web </text:span><text:span text:style-name="T29">services </text:span>using SOLID design patterns and MOQ unit testing.</text:p>
              </text:list-item>
              <text:list-item>
                <text:p text:style-name="P56">Participated in technical governance.</text:p>
                <text:p text:style-name="P56"/>
              </text:list-item>
            </text:list>
          </table:table-cell>
          <table:table-cell table:style-name="Table1.A8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8">Virtual Radiologic, Inc. - Software Engineer L3<text:span text:style-name="T1"><text:tab/></text:span></text:p>
          </table:table-cell>
          <table:table-cell table:style-name="Table1.A8" office:value-type="string">
            <text:p text:style-name="P2">2009-2010</text:p>
          </table:table-cell>
        </table:table-row>
        <table:table-row table:style-name="Table1.1">
          <table:table-cell table:style-name="Table1.A1" office:value-type="string">
            <text:list xml:id="list90509756722485" text:continue-numbering="true" text:style-name="WW8Num2">
              <text:list-item>
                <text:p text:style-name="P27">Led design and development of Client Operation Center (Silverlight) web applications, encompassing database, business/workflow, and presentation tiers.</text:p>
              </text:list-item>
              <text:list-item>
                <text:p text:style-name="P27">Developed vRadConnect - a RIS web <text:span text:style-name="T30">applica</text:span><text:span text:style-name="T31">t</text:span><text:span text:style-name="T30">ion</text:span>.</text:p>
              </text:list-item>
              <text:list-item>
                <text:p text:style-name="P28"><text:span text:style-name="T31">Author of</text:span><text:span text:style-name="T44"> data access layer library that at run-time dynamically </text:span><text:span text:style-name="T31">creates and executes</text:span><text:span text:style-name="T44"> code.</text:span></text:p>
                <text:p text:style-name="P29"/>
              </text:list-item>
            </text:list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11">DT<text:span text:style-name="T48">N</text:span> Inc. – <text:span text:style-name="T39">Senior Software Engineer</text:span></text:p>
          </table:table-cell>
          <table:table-cell table:style-name="Table1.A8" office:value-type="string">
            <text:p text:style-name="P2">2004-2009</text:p>
          </table:table-cell>
        </table:table-row>
        <table:table-row table:style-name="Table1.1">
          <table:table-cell table:style-name="Table1.A1" office:value-type="string">
            <text:list xml:id="list90509328077543" text:continue-numbering="true" text:style-name="WW8Num2">
              <text:list-item>
                <text:p text:style-name="P27"><text:span text:style-name="T33">D</text:span>eveloped Central Logging system for multiple production services and clients, using <text:span text:style-name="T32">shared memory</text:span> RPC algorithms. </text:p>
              </text:list-item>
              <text:list-item>
                <text:p text:style-name="P30"><text:span text:style-name="T33">D</text:span>eveloped stat<text:span text:style-name="T52">istical analysis software for determining “Normals” based on previous years of observed weather data.</text:span></text:p>
              </text:list-item>
              <text:list-item>
                <text:p text:style-name="P30">Developed new MADIS ingest system (netCDF to MSSQL). <text:span text:style-name="T45">In comparison with legacy system this one processed </text:span><text:span text:style-name="T33">data </text:span><text:span text:style-name="T45">at a fraction of the cost (speed).</text:span></text:p>
              </text:list-item>
              <text:list-item>
                <text:p text:style-name="P31"><text:span text:style-name="T47">Author of </text:span>AIRMET, SIGMET, TAF, METAR, SYNOP <text:span text:style-name="T47">aviation weather </text:span>decoders.</text:p>
                <text:p text:style-name="P27"/>
              </text:list-item>
            </text:list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9">Guidant Corporation <text:span text:style-name="T48">(Boston Scientific) </text:span><text:span text:style-name="T39">- Senior Software Engineer </text:span><text:span text:style-name="T43">(Consulting)</text:span></text:p>
          </table:table-cell>
          <table:table-cell table:style-name="Table1.A1" office:value-type="string">
            <text:p text:style-name="P3">2003 – 200<text:span text:style-name="T49">4</text:span></text:p>
          </table:table-cell>
        </table:table-row>
        <table:table-row table:style-name="Table1.1">
          <table:table-cell table:style-name="Table1.A1" office:value-type="string">
            <text:list xml:id="list3904280779" text:style-name="L4">
              <text:list-item>
                <text:p text:style-name="P48">Developed <text:span text:style-name="T48">cross platform </text:span>data streaming based on custom Remote Procedure Call engine <text:span text:style-name="T48">over Serial or TCP/IP for for p</text:span>acemaker telemetry board.</text:p>
              </text:list-item>
              <text:list-item>
                <text:p text:style-name="P48">Developed <text:span text:style-name="T48">plain text extraction utility </text:span>from Adobe PostScript files.</text:p>
              </text:list-item>
            </text:list>
            <text:p text:style-name="P40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1">Kroll OnTrac<text:span text:style-name="T49">k </text:span><text:span text:style-name="T39">- Senior Software Engineer </text:span><text:span text:style-name="T43">(Consulting)</text:span></text:p>
          </table:table-cell>
          <table:table-cell table:style-name="Table1.A1" office:value-type="string">
            <text:p text:style-name="P3">2002 – 2003</text:p>
          </table:table-cell>
        </table:table-row>
        <table:table-row table:style-name="Table1.1">
          <table:table-cell table:style-name="Table1.A1" office:value-type="string">
            <text:list xml:id="list940453777" text:style-name="L5">
              <text:list-item>
                <text:p text:style-name="P49"><text:span text:style-name="T34">Created electronic forensic </text:span>framework of WDM Windows drivers (SCSI miniport, and kernel mode drivers) <text:span text:style-name="T50">to mount a set of previously captured hard </text:span>disk images <text:span text:style-name="T50">as </text:span><text:span text:style-name="T34">a</text:span><text:span text:style-name="T50"> physical disk on Windows machine. </text:span></text:p>
                <text:p text:style-name="P49"/>
              </text:list-item>
            </text:list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2">Eastman Kodak Company – <text:span text:style-name="T39">Senior Software Engineer</text:span></text:p>
          </table:table-cell>
          <table:table-cell table:style-name="Table1.A1" office:value-type="string">
            <text:p text:style-name="P3">2001 - 2002</text:p>
          </table:table-cell>
        </table:table-row>
        <table:table-row table:style-name="Table1.1">
          <table:table-cell table:style-name="Table1.A1" office:value-type="string">
            <text:list xml:id="list1291004213" text:style-name="L6">
              <text:list-item>
                <text:p text:style-name="P50"><text:span text:style-name="T35">Author of </text:span>Windows kernel mode driver for high speed data I/O board <text:span text:style-name="T51">interfacing with </text:span>a laser printer <text:span text:style-name="T36">(health imaging).</text:span></text:p>
              </text:list-item>
              <text:list-item>
                <text:p text:style-name="P50">Developed numerous COM solutions for upper layers in health imaging printer modality.</text:p>
              </text:list-item>
            </text:list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3" table:number-columns-spanned="2" office:value-type="string">
            <text:p text:style-name="P5"/>
            <text:p text:style-name="P6">Education</text:p>
          </table:table-cell>
          <table:covered-table-cell/>
        </table:table-row>
        <table:table-row table:style-name="Table1.1">
          <table:table-cell table:style-name="Table1.A8" office:value-type="string">
            <text:p text:style-name="P10">Tula <text:span text:style-name="T38">State </text:span>University. </text:p>
            <text:p text:style-name="P17">BS CS</text:p>
          </table:table-cell>
          <table:table-cell table:style-name="Table1.A8" office:value-type="string">
            <text:p text:style-name="P7">199<text:span text:style-name="T38">3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icrosoft YaHei" svg:font-family="'Microsoft YaHei'" style:font-pitch="variable"/>
    <style:font-face style:name="OpenSymbol" svg:font-family="OpenSymbol" style:font-charset="x-symbol"/>
    <style:font-face style:name="OpenSymbol1" svg:font-family="OpenSymbol, 'Arial Unicode MS'" style:font-pitch="variable"/>
    <style:font-face style:name="OpenSymbol2" svg:font-family="OpenSymbol, 'Arial Unicode MS'" style:font-family-generic="roman" style:font-pitch="variable"/>
    <style:font-face style:name="Segoe Condensed" svg:font-family="'Segoe Condensed'" style:font-pitch="variable"/>
    <style:font-face style:name="Segoe Condensed1" svg:font-family="'Segoe Condensed'" style:font-family-generic="roman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Symbol" svg:font-family="Symbol" style:font-pitch="variable"/>
    <style:font-face style:name="Symbol1" svg:font-family="Symbol" style:font-family-generic="roman" style:font-pitch="variable" style:font-charset="x-symbol"/>
    <style:font-face style:name="Tahoma" svg:font-family="Tahoma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color="#00000a" loext:opacity="100%" style:font-name="Segoe Condensed1" fo:font-family="'Segoe Condensed'" style:font-family-generic="roman" style:font-pitch="variable" fo:font-size="9pt" fo:language="en" fo:country="US" style:letter-kerning="false" style:font-name-asian="Times New Roman" style:font-family-asian="'Times New Roman'" style:font-family-generic-asian="roman" style:font-pitch-asian="variable" style:font-size-asian="9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roman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false" fo:keep-together="always" fo:keep-with-next="always"/>
      <style:text-properties fo:color="#40618b" loext:opacity="100%" style:font-name="Bookman Old Style" fo:font-family="'Bookman Old Style'" style:font-family-generic="roman" style:font-pitch="variable" fo:font-size="16pt" style:font-name-asian="SimSun" style:font-family-asian="SimSun" style:font-family-generic-asian="system" style:font-pitch-asian="variable" style:font-size-asian="16pt" style:font-name-complex="Arial Unicode MS" style:font-family-complex="'Arial Unicode MS'" style:font-family-generic-complex="system" style:font-pitch-complex="variable" style:font-size-complex="16pt"/>
    </style:style>
    <style:style style:name="Balloon_20_Text" style:display-name="Balloon Text" style:family="paragraph" style:parent-style-name="Standard">
      <style:text-properties style:font-name="Tahoma1" fo:font-family="Tahoma" style:font-family-generic="roman" style:font-pitch="variable" fo:font-size="8pt" style:font-size-asian="8pt" style:font-name-complex="Tahoma" style:font-family-complex="Tahoma" style:font-pitch-complex="variable" style:font-size-complex="8pt"/>
    </style:style>
    <style:style style:name="Italics" style:family="paragraph" style:parent-style-name="Standard">
      <style:paragraph-properties fo:margin-top="0in" fo:margin-bottom="0.0693in" style:contextual-spacing="false" fo:line-height="110%"/>
      <style:text-properties fo:font-style="italic" style:font-style-asian="italic"/>
    </style:style>
    <style:style style:name="Bulleted_20_List" style:display-name="Bulleted List" style:family="paragraph" style:parent-style-name="Standard" style:list-style-name="WW8Num2">
      <style:paragraph-properties fo:margin-top="0in" fo:margin-bottom="0in" style:contextual-spacing="true" fo:line-height="100%" fo:text-align="start" style:justify-single-word="false" style:writing-mode="lr-tb"/>
      <style:text-properties style:font-size-complex="11pt"/>
    </style:style>
    <style:style style:name="Dates" style:family="paragraph" style:parent-style-name="Standard">
      <style:paragraph-properties fo:text-align="end" style:justify-single-word="false"/>
    </style:style>
    <style:style style:name="Bold" style:family="paragraph" style:parent-style-name="Standard">
      <style:text-properties fo:letter-spacing="0.0071in" fo:font-weight="bold" style:font-weight-asian="bold"/>
    </style:style>
    <style:style style:name="Copy" style:family="paragraph" style:parent-style-name="Standard">
      <style:paragraph-properties fo:margin-top="0in" fo:margin-bottom="0in" style:contextual-spacing="false" fo:line-height="100%"/>
      <style:text-properties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fo:color="#000066" loext:opacity="10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bfbfbf" loext:opacity="100%" style:font-name="Symbol1" fo:font-family="Symbol" style:font-family-generic="roman" style:font-pitch="variable" style:font-charset="x-symbol" fo:font-size="8pt" fo:font-weight="bold" style:font-size-asian="8pt" style:font-weight-asian="bold" style:font-name-complex="Symbol" style:font-family-complex="Symbol" style:font-pitch-complex="variable" style:font-size-complex="11pt"/>
    </style:style>
    <style:style style:name="WW8Num2z1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2z3" style:family="text">
      <style:text-properties style:font-name="Symbol1" fo:font-family="Symbol" style:font-family-generic="roman" style:font-pitch="variable" style:font-charset="x-symbol" style:font-name-complex="Symbol" style:font-family-complex="Symbol" style:font-pitch-complex="variable"/>
    </style:style>
    <style:style style:name="WW8Num2z4" style:family="text">
      <style:text-properties style:font-name="Courier New1" fo:font-family="'Courier New'" style:font-family-generic="modern" style:font-name-complex="Courier New" style:font-family-complex="'Courier New'" style:font-pitch-complex="variable"/>
    </style:style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Balloon_20_Text_20_Char" style:display-name="Balloon Text Char" style:family="text" style:parent-style-name="Default_20_Paragraph_20_Font">
      <style:text-properties style:font-name="Tahoma1" fo:font-family="Tahoma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40618b" loext:opacity="100%" style:font-name="Bookman Old Style" fo:font-family="'Bookman Old Style'" style:font-family-generic="roman" style:font-pitch="variable" fo:font-size="16pt" style:font-name-asian="SimSun" style:font-family-asian="SimSun" style:font-family-generic-asian="system" style:font-pitch-asian="variable" style:font-size-asian="16pt" style:font-name-complex="Arial Unicode MS" style:font-family-complex="'Arial Unicode MS'" style:font-family-generic-complex="system" style:font-pitch-complex="variable" style:font-size-complex="16pt"/>
    </style:style>
    <style:style style:name="normaltextrun" style:family="text" style:parent-style-name="Default_20_Paragraph_20_Font"/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pitch-complex="variable"/>
    </style:style>
    <style:style style:name="ListLabel_20_2" style:display-name="ListLabel 2" style:family="text">
      <style:text-properties style:font-name-complex="Courier New" style:font-family-complex="'Courier New'" style:font-pitch-complex="variable"/>
    </style:style>
    <style:style style:name="ListLabel_20_3" style:display-name="ListLabel 3" style:family="text">
      <style:text-properties style:font-name-complex="Courier New" style:font-family-complex="'Courier New'" style:font-pitch-complex="variable"/>
    </style:style>
    <style:style style:name="ListLabel_20_4" style:display-name="ListLabel 4" style:family="text">
      <style:text-properties fo:color="#bfbfbf" loext:opacity="100%" fo:font-size="8pt" style:font-size-asian="8pt"/>
    </style:style>
    <style:style style:name="ListLabel_20_5" style:display-name="ListLabel 5" style:family="text">
      <style:text-properties style:font-name-complex="Courier New" style:font-family-complex="'Courier New'" style:font-pitch-complex="variable"/>
    </style:style>
    <style:style style:name="ListLabel_20_6" style:display-name="ListLabel 6" style:family="text">
      <style:text-properties style:font-name-complex="Courier New" style:font-family-complex="'Courier New'" style:font-pitch-complex="variable"/>
    </style:style>
    <style:style style:name="ListLabel_20_7" style:display-name="ListLabel 7" style:family="text">
      <style:text-properties style:font-name-complex="Courier New" style:font-family-complex="'Courier New'" style:font-pitch-complex="variable"/>
    </style:style>
    <style:style style:name="ListLabel_20_8" style:display-name="ListLabel 8" style:family="text">
      <style:text-properties fo:color="#bfbfbf" loext:opacity="100%" fo:font-size="8pt" style:font-size-asian="8pt"/>
    </style:style>
    <style:style style:name="ListLabel_20_9" style:display-name="ListLabel 9" style:family="text">
      <style:text-properties style:font-name-complex="Courier New" style:font-family-complex="'Courier New'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pitch-complex="variable"/>
    </style:style>
    <style:style style:name="ListLabel_20_12" style:display-name="ListLabel 12" style:family="text">
      <style:text-properties fo:color="#bfbfbf" loext:opacity="100%" fo:font-size="8pt" style:font-size-asian="8pt"/>
    </style:style>
    <style:style style:name="ListLabel_20_13" style:display-name="ListLabel 13" style:family="text">
      <style:text-properties style:font-name-complex="Courier New" style:font-family-complex="'Courier New'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pitch-complex="variable"/>
    </style:style>
    <style:style style:name="ListLabel_20_16" style:display-name="ListLabel 16" style:family="text">
      <style:text-properties fo:color="#bfbfbf" loext:opacity="100%" fo:font-size="8pt" style:font-size-asian="8pt"/>
    </style:style>
    <style:style style:name="ListLabel_20_17" style:display-name="ListLabel 17" style:family="text">
      <style:text-properties style:font-name-complex="Courier New" style:font-family-complex="'Courier New'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pitch-complex="variable"/>
    </style:style>
    <style:style style:name="ListLabel_20_20" style:display-name="ListLabel 20" style:family="text">
      <style:text-properties fo:color="#bfbfbf" loext:opacity="100%" fo:font-size="8pt" style:font-size-asian="8pt"/>
    </style:style>
    <style:style style:name="ListLabel_20_21" style:display-name="ListLabel 21" style:family="text">
      <style:text-properties style:font-name-complex="Courier New" style:font-family-complex="'Courier New'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pitch-complex="variable"/>
    </style:style>
    <style:style style:name="ListLabel_20_27" style:display-name="ListLabel 27" style:family="text">
      <style:text-properties fo:color="#bfbfbf" loext:opacity="100%" fo:font-size="8pt" style:font-size-asian="8pt"/>
    </style:style>
    <style:style style:name="ListLabel_20_28" style:display-name="ListLabel 28" style:family="text">
      <style:text-properties style:font-name-complex="Courier New" style:font-family-complex="'Courier New'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pitch-complex="variable"/>
    </style:style>
    <style:style style:name="ListLabel_20_31" style:display-name="ListLabel 31" style:family="text">
      <style:text-properties fo:color="#bfbfbf" loext:opacity="100%" fo:font-size="8pt" style:font-size-asian="8pt"/>
    </style:style>
    <style:style style:name="ListLabel_20_32" style:display-name="ListLabel 32" style:family="text">
      <style:text-properties style:font-name-complex="Courier New" style:font-family-complex="'Courier New'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pitch-complex="variable"/>
    </style:style>
    <style:style style:name="ListLabel_20_38" style:display-name="ListLabel 38" style:family="text">
      <style:text-properties fo:color="#bfbfbf" loext:opacity="100%" fo:font-size="8pt" style:font-size-asian="8pt"/>
    </style:style>
    <style:style style:name="ListLabel_20_39" style:display-name="ListLabel 39" style:family="text">
      <style:text-properties style:font-name-complex="Courier New" style:font-family-complex="'Courier New'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pitch-complex="variable"/>
    </style:style>
    <style:style style:name="ListLabel_20_45" style:display-name="ListLabel 45" style:family="text">
      <style:text-properties fo:color="#bfbfbf" loext:opacity="100%" fo:font-size="8pt" style:font-size-asian="8pt"/>
    </style:style>
    <style:style style:name="ListLabel_20_46" style:display-name="ListLabel 46" style:family="text">
      <style:text-properties style:font-name-complex="Courier New" style:font-family-complex="'Courier New'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pitch-complex="variable"/>
    </style:style>
    <style:style style:name="ListLabel_20_52" style:display-name="ListLabel 52" style:family="text">
      <style:text-properties fo:color="#bfbfbf" loext:opacity="100%" fo:font-size="8pt" style:font-size-asian="8pt"/>
    </style:style>
    <style:style style:name="ListLabel_20_53" style:display-name="ListLabel 53" style:family="text">
      <style:text-properties style:font-name-complex="Courier New" style:font-family-complex="'Courier New'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pitch-complex="variable"/>
    </style:style>
    <style:style style:name="ListLabel_20_56" style:display-name="ListLabel 56" style:family="text">
      <style:text-properties fo:color="#bfbfbf" loext:opacity="100%" fo:font-size="8pt" style:font-size-asian="8pt"/>
    </style:style>
    <style:style style:name="ListLabel_20_57" style:display-name="ListLabel 57" style:family="text">
      <style:text-properties style:font-name-complex="Courier New" style:font-family-complex="'Courier New'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pitch-complex="variable"/>
    </style:style>
    <style:style style:name="ListLabel_20_63" style:display-name="ListLabel 63" style:family="text">
      <style:text-properties fo:color="#bfbfbf" loext:opacity="100%" fo:font-size="8pt" style:font-size-asian="8pt"/>
    </style:style>
    <style:style style:name="ListLabel_20_64" style:display-name="ListLabel 64" style:family="text">
      <style:text-properties style:font-name-complex="Courier New" style:font-family-complex="'Courier New'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pitch-complex="variable"/>
    </style:style>
    <style:style style:name="ListLabel_20_70" style:display-name="ListLabel 70" style:family="text">
      <style:text-properties fo:color="#bfbfbf" loext:opacity="100%" fo:font-size="8pt" style:font-size-asian="8pt"/>
    </style:style>
    <style:style style:name="ListLabel_20_71" style:display-name="ListLabel 71" style:family="text">
      <style:text-properties style:font-name-complex="Courier New" style:font-family-complex="'Courier New'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pitch-complex="variable"/>
    </style:style>
    <style:style style:name="ListLabel_20_77" style:display-name="ListLabel 77" style:family="text">
      <style:text-properties fo:color="#bfbfbf" loext:opacity="100%" fo:font-size="8pt" style:font-size-asian="8pt"/>
    </style:style>
    <style:style style:name="ListLabel_20_78" style:display-name="ListLabel 78" style:family="text">
      <style:text-properties style:font-name-complex="Courier New" style:font-family-complex="'Courier New'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pitch-complex="variable"/>
    </style:style>
    <style:style style:name="ListLabel_20_81" style:display-name="ListLabel 81" style:family="text">
      <style:text-properties fo:color="#bfbfbf" loext:opacity="100%" fo:font-size="8pt" style:font-size-asian="8pt"/>
    </style:style>
    <style:style style:name="ListLabel_20_82" style:display-name="ListLabel 82" style:family="text">
      <style:text-properties style:font-name-complex="Courier New" style:font-family-complex="'Courier New'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pitch-complex="variable"/>
    </style:style>
    <style:style style:name="ListLabel_20_85" style:display-name="ListLabel 85" style:family="text">
      <style:text-properties fo:color="#bfbfbf" loext:opacity="100%" fo:font-size="8pt" style:font-size-asian="8pt"/>
    </style:style>
    <style:style style:name="ListLabel_20_86" style:display-name="ListLabel 86" style:family="text">
      <style:text-properties style:font-name-complex="Courier New" style:font-family-complex="'Courier New'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pitch-complex="variable"/>
    </style:style>
    <style:style style:name="ListLabel_20_89" style:display-name="ListLabel 89" style:family="text">
      <style:text-properties fo:color="#bfbfbf" loext:opacity="100%" fo:font-size="8pt" style:font-size-asian="8pt"/>
    </style:style>
    <style:style style:name="ListLabel_20_90" style:display-name="ListLabel 90" style:family="text">
      <style:text-properties style:font-name-complex="Courier New" style:font-family-complex="'Courier New'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pitch-complex="variable"/>
    </style:style>
    <style:style style:name="ListLabel_20_93" style:display-name="ListLabel 93" style:family="text">
      <style:text-properties style:font-name-complex="Courier New" style:font-family-complex="'Courier New'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pitch-complex="variable"/>
    </style:style>
    <style:style style:name="ListLabel_20_96" style:display-name="ListLabel 96" style:family="text">
      <style:text-properties fo:color="#bfbfbf" loext:opacity="100%" fo:font-size="8pt" style:font-size-asian="8pt"/>
    </style:style>
    <style:style style:name="ListLabel_20_97" style:display-name="ListLabel 97" style:family="text">
      <style:text-properties style:font-name-complex="Courier New" style:font-family-complex="'Courier New'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pitch-complex="variable"/>
    </style:style>
    <style:style style:name="ListLabel_20_99" style:display-name="ListLabel 99" style:family="text">
      <style:text-properties style:font-name-complex="Courier New" style:font-family-complex="'Courier New'" style:font-pitch-complex="variable"/>
    </style:style>
    <style:style style:name="ListLabel_20_100" style:display-name="ListLabel 100" style:family="text">
      <style:text-properties fo:color="#bfbfbf" loext:opacity="100%" fo:font-size="8pt" style:font-size-asian="8pt"/>
    </style:style>
    <style:style style:name="ListLabel_20_101" style:display-name="ListLabel 101" style:family="text">
      <style:text-properties style:font-name-complex="Courier New" style:font-family-complex="'Courier New'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pitch-complex="variable"/>
    </style:style>
    <style:style style:name="ListLabel_20_104" style:display-name="ListLabel 104" style:family="text">
      <style:text-properties fo:color="#bfbfbf" loext:opacity="100%" fo:font-size="8pt" fo:font-weight="bold" style:font-size-asian="8pt" style:font-weight-asian="bold" style:font-name-complex="Symbol" style:font-family-complex="Symbol" style:font-pitch-complex="variable"/>
    </style:style>
    <style:style style:name="ListLabel_20_105" style:display-name="ListLabel 105" style:family="text">
      <style:text-properties style:font-name-complex="Courier New" style:font-family-complex="'Courier New'" style:font-pitch-complex="variable"/>
    </style:style>
    <style:style style:name="ListLabel_20_106" style:display-name="ListLabel 106" style:family="text">
      <style:text-properties style:font-name-complex="Wingdings1" style:font-family-complex="Wingdings" style:font-pitch-complex="variable"/>
    </style:style>
    <style:style style:name="ListLabel_20_107" style:display-name="ListLabel 107" style:family="text">
      <style:text-properties style:font-name-complex="Symbol" style:font-family-complex="Symbol" style:font-pitch-complex="variable"/>
    </style:style>
    <style:style style:name="ListLabel_20_108" style:display-name="ListLabel 108" style:family="text">
      <style:text-properties style:font-name-complex="Courier New" style:font-family-complex="'Courier New'" style:font-pitch-complex="variable"/>
    </style:style>
    <style:style style:name="ListLabel_20_109" style:display-name="ListLabel 109" style:family="text">
      <style:text-properties style:font-name-complex="Wingdings1" style:font-family-complex="Wingdings" style:font-pitch-complex="variable"/>
    </style:style>
    <style:style style:name="ListLabel_20_110" style:display-name="ListLabel 110" style:family="text">
      <style:text-properties style:font-name-complex="Symbol" style:font-family-complex="Symbol" style:font-pitch-complex="variable"/>
    </style:style>
    <style:style style:name="ListLabel_20_111" style:display-name="ListLabel 111" style:family="text">
      <style:text-properties style:font-name-complex="Courier New" style:font-family-complex="'Courier New'" style:font-pitch-complex="variable"/>
    </style:style>
    <style:style style:name="ListLabel_20_112" style:display-name="ListLabel 112" style:family="text">
      <style:text-properties style:font-name-complex="Wingdings1" style:font-family-complex="Wingdings" style:font-pitch-complex="variable"/>
    </style:style>
    <style:style style:name="Bullet_20_Symbols" style:display-name="Bullet Symbols" style:family="text">
      <style:text-properties style:font-name="OpenSymbol2" fo:font-family="OpenSymbol, 'Arial Unicode MS'" style:font-family-generic="roman" style:font-pitch="variable" style:font-name-asian="OpenSymbol1" style:font-family-asian="OpenSymbol, 'Arial Unicode MS'" style:font-pitch-asian="variable" style:font-name-complex="OpenSymbol1" style:font-family-complex="OpenSymbol, 'Arial Unicode MS'" style:font-pitch-complex="variable"/>
    </style:style>
    <style:style style:name="ListLabel_20_113" style:display-name="ListLabel 113" style:family="text">
      <style:text-properties fo:color="#bfbfbf" loext:opacity="100%" fo:font-size="8pt" fo:font-weight="bold" style:font-size-asian="8pt" style:font-weight-asian="bold" style:font-name-complex="Symbol" style:font-family-complex="Symbol" style:font-pitch-complex="variable"/>
    </style:style>
    <style:style style:name="ListLabel_20_114" style:display-name="ListLabel 114" style:family="text">
      <style:text-properties style:font-name-complex="OpenSymbol1" style:font-family-complex="OpenSymbol, 'Arial Unicode MS'" style:font-pitch-complex="variable"/>
    </style:style>
    <style:style style:name="ListLabel_20_115" style:display-name="ListLabel 115" style:family="text">
      <style:text-properties style:font-name-complex="Wingdings1" style:font-family-complex="Wingdings" style:font-pitch-complex="variable"/>
    </style:style>
    <style:style style:name="ListLabel_20_116" style:display-name="ListLabel 116" style:family="text">
      <style:text-properties style:font-name-complex="Symbol" style:font-family-complex="Symbol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pitch-complex="variable"/>
    </style:style>
    <style:style style:name="ListLabel_20_118" style:display-name="ListLabel 118" style:family="text">
      <style:text-properties style:font-name-complex="Wingdings1" style:font-family-complex="Wingdings" style:font-pitch-complex="variable"/>
    </style:style>
    <style:style style:name="ListLabel_20_119" style:display-name="ListLabel 119" style:family="text">
      <style:text-properties style:font-name-complex="Symbol" style:font-family-complex="Symbol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pitch-complex="variable"/>
    </style:style>
    <style:style style:name="ListLabel_20_121" style:display-name="ListLabel 121" style:family="text">
      <style:text-properties style:font-name-complex="Wingdings1" style:font-family-complex="Wingdings" style:font-pitch-complex="variable"/>
    </style:style>
    <style:style style:name="ListLabel_20_122" style:display-name="ListLabel 122" style:family="text">
      <style:text-properties fo:color="#bfbfbf" loext:opacity="100%" fo:font-size="8pt" fo:font-weight="bold" style:font-size-asian="8pt" style:font-weight-asian="bold" style:font-name-complex="Symbol" style:font-family-complex="Symbol" style:font-pitch-complex="variable"/>
    </style:style>
    <style:style style:name="ListLabel_20_123" style:display-name="ListLabel 123" style:family="text">
      <style:text-properties style:font-name-complex="OpenSymbol1" style:font-family-complex="OpenSymbol, 'Arial Unicode MS'" style:font-pitch-complex="variable"/>
    </style:style>
    <style:style style:name="ListLabel_20_124" style:display-name="ListLabel 124" style:family="text">
      <style:text-properties style:font-name-complex="Wingdings1" style:font-family-complex="Wingdings" style:font-pitch-complex="variable"/>
    </style:style>
    <style:style style:name="ListLabel_20_125" style:display-name="ListLabel 125" style:family="text">
      <style:text-properties style:font-name-complex="Symbol" style:font-family-complex="Symbol" style:font-pitch-complex="variable"/>
    </style:style>
    <style:style style:name="ListLabel_20_126" style:display-name="ListLabel 126" style:family="text">
      <style:text-properties style:font-name-complex="Courier New" style:font-family-complex="'Courier New'" style:font-pitch-complex="variable"/>
    </style:style>
    <style:style style:name="ListLabel_20_127" style:display-name="ListLabel 127" style:family="text">
      <style:text-properties style:font-name-complex="Wingdings1" style:font-family-complex="Wingdings" style:font-pitch-complex="variable"/>
    </style:style>
    <style:style style:name="ListLabel_20_128" style:display-name="ListLabel 128" style:family="text">
      <style:text-properties style:font-name-complex="Symbol" style:font-family-complex="Symbol" style:font-pitch-complex="variable"/>
    </style:style>
    <style:style style:name="ListLabel_20_129" style:display-name="ListLabel 129" style:family="text">
      <style:text-properties style:font-name-complex="Courier New" style:font-family-complex="'Courier New'" style:font-pitch-complex="variable"/>
    </style:style>
    <style:style style:name="ListLabel_20_130" style:display-name="ListLabel 130" style:family="text">
      <style:text-properties style:font-name-complex="Wingdings1" style:font-family-complex="Wingdings" style:font-pitch-complex="variable"/>
    </style:style>
    <style:style style:name="ListLabel_20_131" style:display-name="ListLabel 131" style:family="text">
      <style:text-properties fo:color="#bfbfbf" loext:opacity="100%" fo:font-size="8pt" fo:font-weight="bold" style:font-size-asian="8pt" style:font-weight-asian="bold" style:font-name-complex="Symbol" style:font-family-complex="Symbol" style:font-pitch-complex="variable"/>
    </style:style>
    <style:style style:name="ListLabel_20_132" style:display-name="ListLabel 132" style:family="text">
      <style:text-properties style:font-name-complex="OpenSymbol1" style:font-family-complex="OpenSymbol, 'Arial Unicode MS'" style:font-pitch-complex="variable"/>
    </style:style>
    <style:style style:name="ListLabel_20_133" style:display-name="ListLabel 133" style:family="text">
      <style:text-properties style:font-name-complex="Wingdings1" style:font-family-complex="Wingdings" style:font-pitch-complex="variable"/>
    </style:style>
    <style:style style:name="ListLabel_20_134" style:display-name="ListLabel 134" style:family="text">
      <style:text-properties style:font-name-complex="Symbol" style:font-family-complex="Symbol" style:font-pitch-complex="variable"/>
    </style:style>
    <style:style style:name="ListLabel_20_135" style:display-name="ListLabel 135" style:family="text">
      <style:text-properties style:font-name-complex="Courier New" style:font-family-complex="'Courier New'" style:font-pitch-complex="variable"/>
    </style:style>
    <style:style style:name="ListLabel_20_136" style:display-name="ListLabel 136" style:family="text">
      <style:text-properties style:font-name-complex="Wingdings1" style:font-family-complex="Wingdings" style:font-pitch-complex="variable"/>
    </style:style>
    <style:style style:name="ListLabel_20_137" style:display-name="ListLabel 137" style:family="text">
      <style:text-properties style:font-name-complex="Symbol" style:font-family-complex="Symbol" style:font-pitch-complex="variable"/>
    </style:style>
    <style:style style:name="ListLabel_20_138" style:display-name="ListLabel 138" style:family="text">
      <style:text-properties style:font-name-complex="Courier New" style:font-family-complex="'Courier New'" style:font-pitch-complex="variable"/>
    </style:style>
    <style:style style:name="ListLabel_20_139" style:display-name="ListLabel 139" style:family="text">
      <style:text-properties style:font-name-complex="Wingdings1" style:font-family-complex="Wingdings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8Num2z1" loext:num-list-format="%2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WW8Num2z4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WW8Num2z4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1.5in" fo:margin-right="1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aul Shpilsher Resume</dc:title>
    <meta:initial-creator>Paul Shpilsher</meta:initial-creator>
    <meta:creation-date>2013-11-06T20:02:00</meta:creation-date>
    <dc:date>2023-10-29T09:04:17.560729052</dc:date>
    <meta:print-date>2006-08-01T17:47:00</meta:print-date>
    <meta:editing-cycles>89</meta:editing-cycles>
    <meta:editing-duration>P1DT58M44S</meta:editing-duration>
    <meta:generator>LibreOffice/7.3.7.2$Linux_X86_64 LibreOffice_project/30$Build-2</meta:generator>
    <meta:document-statistic meta:table-count="1" meta:image-count="0" meta:object-count="0" meta:page-count="2" meta:paragraph-count="83" meta:word-count="770" meta:character-count="5363" meta:non-whitespace-character-count="46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101695639990</meta:user-defined>
  </office:meta>
</office:document-meta>
</file>